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arial" svg:font-family="arial, sans-serif"/>
    <style:font-face style:name="Liberation Serif" svg:font-family="'Liberation Serif'" style:font-family-generic="roman" style:font-pitch="variable"/>
    <style:font-face style:name="Lohit Hindi" svg:font-family="'Lohit Hind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style:font-name="Times New Roman" fo:font-size="14pt" fo:font-style="italic" fo:font-weight="normal" officeooo:rsid="00142329" officeooo:paragraph-rsid="00142329" style:font-size-asian="14pt" style:font-style-asian="italic" style:font-weight-asian="normal" style:font-size-complex="14pt" style:font-style-complex="italic" style:font-weight-complex="normal"/>
    </style:style>
    <style:style style:name="P4" style:family="paragraph" style:parent-style-name="Standard">
      <style:paragraph-properties fo:margin-left="0cm" fo:margin-right="0cm" fo:text-align="justify" style:justify-single-word="false" fo:text-indent="1.508cm" style:auto-text-indent="false"/>
      <style:text-properties style:font-name="Times New Roman" fo:font-size="14pt" fo:font-weight="normal" style:font-size-asian="14pt" style:font-weight-asian="normal" style:font-size-complex="14pt" style:font-weight-complex="normal"/>
    </style:style>
    <style:style style:name="P5" style:family="paragraph" style:parent-style-name="Padrão">
      <style:paragraph-properties fo:margin-left="0cm" fo:margin-right="0cm" fo:text-align="justify" style:justify-single-word="false" fo:text-indent="1.508cm" style:auto-text-indent="false"/>
      <style:text-properties fo:font-size="14pt" officeooo:paragraph-rsid="0014f8d9" style:font-size-asian="14pt" style:font-size-complex="14pt"/>
    </style:style>
    <style:style style:name="P6" style:family="paragraph" style:parent-style-name="Standard">
      <style:paragraph-properties fo:margin-left="0cm" fo:margin-right="0cm" fo:text-align="justify" style:justify-single-word="false" fo:text-indent="0cm" style:auto-text-indent="false"/>
      <style:text-properties style:font-name="Times New Roman" fo:font-size="14pt" fo:font-weight="normal" officeooo:rsid="00147f07" officeooo:paragraph-rsid="00147f07" style:font-size-asian="14pt" style:font-weight-asian="normal" style:font-size-complex="14pt"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style:font-name="Times New Roman" fo:font-size="14pt" officeooo:paragraph-rsid="00147f07" style:font-size-asian="14pt" style:font-size-complex="14pt"/>
    </style:style>
    <style:style style:name="P8" style:family="paragraph" style:parent-style-name="Standard">
      <style:paragraph-properties fo:margin-left="0cm" fo:margin-right="0cm" fo:text-align="justify" style:justify-single-word="false" fo:text-indent="0cm" style:auto-text-indent="false"/>
      <style:text-properties fo:font-size="14pt" officeooo:paragraph-rsid="00147f07" style:font-size-asian="14pt" style:font-size-complex="14pt"/>
    </style:style>
    <style:style style:name="P9" style:family="paragraph" style:parent-style-name="Standard">
      <style:paragraph-properties fo:text-align="center" style:justify-single-word="false"/>
      <style:text-properties style:font-name="Times New Roman" fo:font-size="14pt" fo:font-weight="bold" officeooo:rsid="001556eb" officeooo:paragraph-rsid="001556eb" style:font-size-asian="14pt" style:font-weight-asian="bold" style:font-size-complex="14pt" style:font-weight-complex="bold"/>
    </style:style>
    <style:style style:name="P10" style:family="paragraph" style:parent-style-name="Padrão">
      <style:paragraph-properties fo:margin-left="0cm" fo:margin-right="0cm" fo:text-align="justify" style:justify-single-word="false" fo:text-indent="1.508cm" style:auto-text-indent="false"/>
      <style:text-properties style:font-name="Times New Roman" fo:font-size="14pt" officeooo:paragraph-rsid="0014f8d9" style:font-size-asian="14pt" style:font-size-complex="14pt"/>
    </style:style>
    <style:style style:name="P11" style:family="paragraph" style:parent-style-name="Padrão">
      <style:paragraph-properties fo:margin-left="0cm" fo:margin-right="0cm" fo:text-align="justify" style:justify-single-word="false" fo:text-indent="1.508cm" style:auto-text-indent="false"/>
      <style:text-properties style:font-name="Times New Roman" fo:font-size="14pt" fo:font-weight="normal" officeooo:paragraph-rsid="001556eb" style:font-size-asian="14pt" style:font-weight-asian="normal" style:font-size-complex="14pt" style:font-weight-complex="normal"/>
    </style:style>
    <style:style style:name="T1" style:family="text">
      <style:text-properties officeooo:rsid="00142329"/>
    </style:style>
    <style:style style:name="T2" style:family="text">
      <style:text-properties officeooo:rsid="00147f07"/>
    </style:style>
    <style:style style:name="T3" style:family="text">
      <style:text-properties style:font-name="Times New Roman"/>
    </style:style>
    <style:style style:name="T4" style:family="text">
      <style:text-properties style:font-name="Times New Roman" fo:font-weight="normal" officeooo:rsid="00147f07" style:font-weight-asian="normal" style:font-weight-complex="normal"/>
    </style:style>
    <style:style style:name="T5" style:family="text">
      <style:text-properties style:font-name="Times New Roman" fo:font-weight="normal" officeooo:rsid="0014f8d9" style:font-weight-asian="normal" style:font-weight-complex="normal"/>
    </style:style>
    <style:style style:name="T6" style:family="text">
      <style:text-properties style:font-name="Times New Roman" fo:font-style="italic" style:font-style-asian="italic" style:font-style-complex="italic"/>
    </style:style>
    <style:style style:name="T7" style:family="text">
      <style:text-properties style:font-name="Times New Roman" officeooo:rsid="00147f07"/>
    </style:style>
    <style:style style:name="T8" style:family="text">
      <style:text-properties style:font-name="Times New Roman" officeooo:rsid="0014f8d9"/>
    </style:style>
    <style:style style:name="T9" style:family="text">
      <style:text-properties fo:font-style="italic" style:font-style-asian="italic" style:font-style-complex="italic"/>
    </style:style>
    <style:style style:name="T10" style:family="text">
      <style:text-properties fo:font-style="normal" officeooo:rsid="00147f07" style:font-style-asian="normal" style:font-style-complex="normal"/>
    </style:style>
    <style:style style:name="T11" style:family="text">
      <style:text-properties fo:font-weight="normal" officeooo:rsid="00147f07" style:font-weight-asian="normal" style:font-weight-complex="normal"/>
    </style:style>
    <style:style style:name="T12" style:family="text">
      <style:text-properties fo:font-variant="normal" fo:text-transform="none" fo:color="#222222" style:font-name="arial" fo:font-size="18pt" fo:letter-spacing="normal" fo:font-style="normal"/>
    </style:style>
    <style:style style:name="T13" style:family="text">
      <style:text-properties fo:font-variant="normal" fo:text-transform="none" fo:color="#222222" style:font-name="arial" fo:letter-spacing="normal" fo:font-style="normal"/>
    </style:style>
    <style:style style:name="T14" style:family="text">
      <style:text-properties fo:font-variant="normal" fo:text-transform="none" fo:color="#222222" fo:letter-spacing="normal"/>
    </style:style>
    <style:style style:name="T15" style:family="text">
      <style:text-properties fo:font-variant="normal" fo:text-transform="none" fo:color="#222222" fo:letter-spacing="normal" fo:font-style="normal"/>
    </style:style>
    <style:style style:name="T16" style:family="text">
      <style:text-properties fo:font-variant="normal" fo:text-transform="none" fo:color="#222222" fo:letter-spacing="normal" fo:font-style="normal" officeooo:rsid="001556eb"/>
    </style:style>
    <style:style style:name="T17" style:family="text">
      <style:text-properties officeooo:rsid="001556e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strometry of the Neptune-Triton system from ground-based observations</text:p>
      <text:p text:style-name="P1"/>
      <text:p text:style-name="P2">A. R. Gomes-Júnior <text:span text:style-name="T1">(1)</text:span>, M. Assafin <text:span text:style-name="T1">(1)</text:span>, V. Lainey <text:span text:style-name="T1">(2)</text:span>, R Vieira-Martins <text:span text:style-name="T1">(1,3,4)</text:span>, J. I. B. Camargo <text:span text:style-name="T1">(3,4)</text:span></text:p>
      <text:p text:style-name="P3">(1) Observatório do Valongo, (2) Observatório de Paris/IMCCE, (3) Observatório Nacional, (4) Laboratório Interinstitucional de e-Astronomia</text:p>
      <text:p text:style-name="P1"/>
      <text:p text:style-name="P4"/>
      <text:p text:style-name="P4"/>
      <text:p text:style-name="P4"/>
      <text:p text:style-name="P11"><text:span text:style-name="T15">Triton is the main satellite of Neptune. Differently from the other regular ones, it has a retrograde, circular and high inclined orbit. Due to its orbital configuration, it’s believed Triton was captured by Neptune. Triton is one of the few objects in the Solar System that have an atmosphere.</text:span></text:p>
      <text:p text:style-name="P11"><text:span text:style-name="T15">Both were observed by Voyager II spacecraft in 1989, but it was only a close approach. The monitoring of their orbits and the study of Triton’s atmosphere must be made from ground-based observations.</text:span></text:p>
      <text:p text:style-name="P11"><text:span text:style-name="T15">Our group has observed the Neptune-Triton system along time producing a large database with more than 5000 CCD observations since 1992. As </text:span><text:span text:style-name="T16">comparison</text:span><text:span text:style-name="T15">, Emelyanov et al. (2015) produced new ephemeris for Triton from 10254 observations from 1847-2012.</text:span></text:p>
      <text:p text:style-name="P11"><text:span text:style-name="T15">The reduction of Neptune’s position finds 2 mains difficulties: the differential Chromatic Refraction and its apparent size of 2.3”, in the order of the seeing. This large number of new observations will be used to re-investigate the dynamics of the system.</text:span></text:p>
      <text:p text:style-name="P4"/>
      <text:p text:style-name="P4"/>
      <text:p text:style-name="P6">Refer<text:span text:style-name="T17">e</text:span>nc<text:span text:style-name="T17">es</text:span>:</text:p>
      <text:p text:style-name="P6"/>
      <text:p text:style-name="P7"><text:span text:style-name="T11">[1] Lainey, V. <text:s/>et al. </text:span><text:span text:style-name="T9">Strong tidal dissipation in Io and Jupiter from astrometric observations, </text:span><text:span text:style-name="T10">Nature, 459, 957, 2009</text:span></text:p>
      <text:p text:style-name="P6"/>
      <text:p text:style-name="P8"><text:span text:style-name="T4">[2] Lainey, V. et al. </text:span><text:span text:style-name="T6">Strong Tidal Dissipation in Saturn and Constraints on Enceladus' Thermal State From Astrometry</text:span><text:span text:style-name="T3">, </text:span><text:span text:style-name="T7">AJ, 752, 14, 2012</text:span></text:p>
      <text:p text:style-name="P6"/>
      <text:p text:style-name="P8"><text:span text:style-name="T4">[3] Emelyanov, N. &amp; Samorodov, M. </text:span><text:span text:style-name="T6">Analytical theory of motion and new ephemeris of Triton from observations</text:span><text:span text:style-name="T3">, </text:span><text:span text:style-name="T7">MNRAS, 454, 2205, 2015</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arial" svg:font-family="arial, sans-serif"/>
    <style:font-face style:name="Liberation Serif" svg:font-family="'Liberation Serif'" style:font-family-generic="roman" style:font-pitch="variable"/>
    <style:font-face style:name="Lohit Hindi" svg:font-family="'Lohit Hind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adrã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m_20_seta" style:display-name="Objeto com set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m_20_sombra" style:display-name="Objeto com sombr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 style:display-name="Objeto sem preenchimento"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o_20_do_20_texto" style:display-name="Corpo do texto"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o_20_do_20_texto_20_justificado" style:display-name="Corpo do texto justificado" style:family="paragraph" style:parent-style-name="Padrão"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Recuo_20_da_20_primeira_20_linha" style:display-name="Recuo da primeira linha"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adrão"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nha_20_de_20_cota" style:display-name="Linha de cot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adrão_7e_LT_7e_Gliederung_20_1" style:display-name="Padrão~LT~Gliederung 1" style:family="paragraph" style:default-outline-level="">
      <style:paragraph-properties fo:margin-left="0cm" fo:margin-right="0cm" fo:margin-top="0cm" fo:margin-bottom="2.378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Gliederung_20_2" style:display-name="Padrão~LT~Gliederung 2" style:family="paragraph" style:parent-style-name="Padrão_7e_LT_7e_Gliederung_20_1" style:default-outline-level="">
      <style:paragraph-properties fo:margin-left="0cm" fo:margin-right="0cm" fo:margin-top="0cm" fo:margin-bottom="1.90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adrão_7e_LT_7e_Gliederung_20_3" style:display-name="Padrão~LT~Gliederung 3" style:family="paragraph" style:parent-style-name="Padrão_7e_LT_7e_Gliederung_20_2" style:default-outline-level="">
      <style:paragraph-properties fo:margin-left="0cm" fo:margin-right="0cm" fo:margin-top="0cm" fo:margin-bottom="1.425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adrão_7e_LT_7e_Gliederung_20_4" style:display-name="Padrão~LT~Gliederung 4" style:family="paragraph" style:parent-style-name="Padrão_7e_LT_7e_Gliederung_20_3" style:default-outline-level="">
      <style:paragraph-properties fo:margin-left="0cm" fo:margin-right="0cm" fo:margin-top="0cm" fo:margin-bottom="0.95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5" style:display-name="Padrão~LT~Gliederung 5" style:family="paragraph" style:parent-style-name="Padrão_7e_LT_7e_Gliederung_20_4" style:default-outline-level="">
      <style:paragraph-properties fo:margin-left="0cm" fo:margin-right="0cm" fo:margin-top="0cm" fo:margin-bottom="0.474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6" style:display-name="Padrão~LT~Gliederung 6" style:family="paragraph" style:parent-style-name="Padrão_7e_LT_7e_Gliederung_20_5" style:default-outline-level="">
      <style:paragraph-properties fo:margin-left="0cm" fo:margin-right="0cm" fo:margin-top="0cm" fo:margin-bottom="0.474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7" style:display-name="Padrão~LT~Gliederung 7" style:family="paragraph" style:parent-style-name="Padrão_7e_LT_7e_Gliederung_20_6" style:default-outline-level="">
      <style:paragraph-properties fo:margin-left="0cm" fo:margin-right="0cm" fo:margin-top="0cm" fo:margin-bottom="0.474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8" style:display-name="Padrão~LT~Gliederung 8" style:family="paragraph" style:parent-style-name="Padrão_7e_LT_7e_Gliederung_20_7" style:default-outline-level="">
      <style:paragraph-properties fo:margin-left="0cm" fo:margin-right="0cm" fo:margin-top="0cm" fo:margin-bottom="0.474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9" style:display-name="Padrão~LT~Gliederung 9" style:family="paragraph" style:parent-style-name="Padrão_7e_LT_7e_Gliederung_20_8" style:default-outline-level="">
      <style:paragraph-properties fo:margin-left="0cm" fo:margin-right="0cm" fo:margin-top="0cm" fo:margin-bottom="0.474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Titel" style:display-name="Padrão~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Untertitel" style:display-name="Padrã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Notizen" style:display-name="Padrã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Hintergrundobjekte" style:display-name="Padrão~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adrão_7e_LT_7e_Hintergrund" style:display-name="Padrão~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Hindi" fo:font-family="'Lohit Hind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Objetos_20_do_20_plano_20_de_20_fundo" style:display-name="Objetos do plano de fun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no_20_de_20_fundo" style:display-name="Plano de fun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Tahoma" fo:font-family="Tahoma"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left="0cm" fo:margin-right="0cm" fo:margin-top="0cm" fo:margin-bottom="29.942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left="7.629cm" fo:margin-right="0cm" fo:margin-top="0cm" fo:margin-bottom="35.385cm" loext:contextual-spacing="false" fo:text-indent="-29.789cm" style:auto-text-indent="false"/>
      <style:text-properties fo:color="#000000"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left="25.774cm" fo:margin-right="0cm" fo:margin-top="0cm" fo:margin-bottom="26.494cm" loext:contextual-spacing="false" fo:text-indent="-29.789cm" style:auto-text-indent="false"/>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left="15.46cm" fo:margin-right="0cm" fo:margin-top="0cm" fo:margin-bottom="17.628cm" loext:contextual-spacing="false" fo:text-indent="-29.789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left="33.726cm" fo:margin-right="0cm" fo:margin-top="0cm" fo:margin-bottom="8.74cm" loext:contextual-spacing="false" fo:text-indent="-29.789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left="23.218cm" fo:margin-right="0cm" fo:margin-top="0cm" fo:margin-bottom="8.74cm" loext:contextual-spacing="false" fo:text-indent="-29.789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left="41.483cm" fo:margin-right="0cm" fo:margin-top="0cm" fo:margin-bottom="8.74cm" loext:contextual-spacing="false" fo:text-indent="-29.789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left="30.951cm" fo:margin-right="0cm" fo:margin-top="0cm" fo:margin-bottom="8.74cm" loext:contextual-spacing="false" fo:text-indent="-29.789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left="49.218cm" fo:margin-right="0cm" fo:margin-top="0cm" fo:margin-bottom="8.74cm" loext:contextual-spacing="false" fo:text-indent="-29.789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movwaves_7e_LT_7e_Gliederung_20_1" style:display-name="lyt-movwaves~LT~Gliederung 1" style:family="paragraph" style:default-outline-level="">
      <style:paragraph-properties fo:margin-left="0cm" fo:margin-right="0cm" fo:margin-top="0cm" fo:margin-bottom="20.742cm" loext:contextual-spacing="false" fo:text-align="start" style:justify-single-word="false" fo:orphans="2" fo:widows="2" fo:text-indent="0cm" style:auto-text-indent="false" style:writing-mode="lr-tb"/>
      <style:text-properties fo:color="#000080"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movwaves_7e_LT_7e_Gliederung_20_2" style:display-name="lyt-movwaves~LT~Gliederung 2" style:family="paragraph" style:parent-style-name="lyt-movwaves_7e_LT_7e_Gliederung_20_1" style:default-outline-level="">
      <style:paragraph-properties fo:margin-left="45.709cm" fo:margin-right="0cm" fo:margin-top="0cm" fo:margin-bottom="28.45cm" loext:contextual-spacing="false" fo:text-indent="-27.273cm" style:auto-text-indent="false"/>
      <style:text-properties fo:color="#000080"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movwaves_7e_LT_7e_Gliederung_20_3" style:display-name="lyt-movwaves~LT~Gliederung 3" style:family="paragraph" style:parent-style-name="lyt-movwaves_7e_LT_7e_Gliederung_20_2" style:default-outline-level="">
      <style:paragraph-properties fo:margin-left="17.787cm" fo:margin-right="0cm" fo:margin-top="0cm" fo:margin-bottom="1.478cm" loext:contextual-spacing="false" fo:text-indent="-27.273cm" style:auto-text-indent="false"/>
      <style:text-properties fo:color="#00008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movwaves_7e_LT_7e_Gliederung_20_4" style:display-name="lyt-movwaves~LT~Gliederung 4" style:family="paragraph" style:parent-style-name="lyt-movwaves_7e_LT_7e_Gliederung_20_3" style:default-outline-level="">
      <style:paragraph-properties fo:margin-left="54.192cm" fo:margin-right="0cm" fo:margin-top="0cm" fo:margin-bottom="23.682cm" loext:contextual-spacing="false" fo:text-indent="-27.273cm" style:auto-text-indent="false"/>
      <style:text-properties fo:color="#00008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movwaves_7e_LT_7e_Gliederung_20_5" style:display-name="lyt-movwaves~LT~Gliederung 5" style:family="paragraph" style:parent-style-name="lyt-movwaves_7e_LT_7e_Gliederung_20_4" style:default-outline-level="">
      <style:paragraph-properties fo:margin-left="8.839cm" fo:margin-right="0cm" fo:margin-top="0cm" fo:margin-bottom="31.254cm" loext:contextual-spacing="false" fo:text-indent="-27.273cm" style:auto-text-indent="false"/>
      <style:text-properties fo:color="#00008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movwaves_7e_LT_7e_Gliederung_20_6" style:display-name="lyt-movwaves~LT~Gliederung 6" style:family="paragraph" style:parent-style-name="lyt-movwaves_7e_LT_7e_Gliederung_20_5" style:default-outline-level="">
      <style:paragraph-properties fo:margin-left="7.207cm" fo:margin-right="0cm" fo:margin-top="0cm" fo:margin-bottom="31.254cm" loext:contextual-spacing="false" fo:text-indent="-27.273cm" style:auto-text-indent="false"/>
      <style:text-properties fo:color="#00008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movwaves_7e_LT_7e_Gliederung_20_7" style:display-name="lyt-movwaves~LT~Gliederung 7" style:family="paragraph" style:parent-style-name="lyt-movwaves_7e_LT_7e_Gliederung_20_6" style:default-outline-level="">
      <style:paragraph-properties fo:margin-left="45.494cm" fo:margin-right="0cm" fo:margin-top="0cm" fo:margin-bottom="31.254cm" loext:contextual-spacing="false" fo:text-indent="-27.273cm" style:auto-text-indent="false"/>
      <style:text-properties fo:color="#00008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movwaves_7e_LT_7e_Gliederung_20_8" style:display-name="lyt-movwaves~LT~Gliederung 8" style:family="paragraph" style:parent-style-name="lyt-movwaves_7e_LT_7e_Gliederung_20_7" style:default-outline-level="">
      <style:paragraph-properties fo:margin-left="0.111cm" fo:margin-right="0cm" fo:margin-top="0cm" fo:margin-bottom="31.254cm" loext:contextual-spacing="false" fo:text-indent="-27.273cm" style:auto-text-indent="false"/>
      <style:text-properties fo:color="#00008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movwaves_7e_LT_7e_Gliederung_20_9" style:display-name="lyt-movwaves~LT~Gliederung 9" style:family="paragraph" style:parent-style-name="lyt-movwaves_7e_LT_7e_Gliederung_20_8" style:default-outline-level="">
      <style:paragraph-properties fo:margin-left="37.606cm" fo:margin-right="0cm" fo:margin-top="0cm" fo:margin-bottom="31.254cm" loext:contextual-spacing="false" fo:text-indent="-27.273cm" style:auto-text-indent="false"/>
      <style:text-properties fo:color="#00008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movwaves_7e_LT_7e_Titel" style:display-name="lyt-movwave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yt-movwaves_7e_LT_7e_Untertitel" style:display-name="lyt-movwaves~LT~Untertitel" style:family="paragraph" style:default-outline-level="">
      <style:paragraph-properties fo:margin-left="0cm" fo:margin-right="0cm" fo:text-align="center" style:justify-single-word="false" fo:orphans="2" fo:widows="2" fo:text-indent="-0.6cm"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movwaves_7e_LT_7e_Notizen" style:display-name="lyt-movwave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Tahoma" fo:font-family="Tahoma"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lyt-movwaves_7e_LT_7e_Hintergrundobjekte" style:display-name="lyt-movwaves~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movwaves_7e_LT_7e_Hintergrund" style:display-name="lyt-movwaves~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blackandwhite_7e_LT_7e_Gliederung_20_1" style:display-name="lyt-blackandwhite~LT~Gliederung 1" style:family="paragraph" style:default-outline-level="">
      <style:paragraph-properties fo:margin-left="0cm" fo:margin-right="0cm" fo:margin-top="0cm" fo:margin-bottom="29.942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lackandwhite_7e_LT_7e_Gliederung_20_2" style:display-name="lyt-blackandwhite~LT~Gliederung 2" style:family="paragraph" style:parent-style-name="lyt-blackandwhite_7e_LT_7e_Gliederung_20_1" style:default-outline-level="">
      <style:paragraph-properties fo:margin-left="7.629cm" fo:margin-right="0cm" fo:margin-top="0cm" fo:margin-bottom="35.385cm" loext:contextual-spacing="false" fo:text-indent="-29.789cm" style:auto-text-indent="false"/>
      <style:text-properties fo:color="#000000"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blackandwhite_7e_LT_7e_Gliederung_20_3" style:display-name="lyt-blackandwhite~LT~Gliederung 3" style:family="paragraph" style:parent-style-name="lyt-blackandwhite_7e_LT_7e_Gliederung_20_2" style:default-outline-level="">
      <style:paragraph-properties fo:margin-left="25.774cm" fo:margin-right="0cm" fo:margin-top="0cm" fo:margin-bottom="26.494cm" loext:contextual-spacing="false" fo:text-indent="-29.789cm" style:auto-text-indent="false"/>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blackandwhite_7e_LT_7e_Gliederung_20_4" style:display-name="lyt-blackandwhite~LT~Gliederung 4" style:family="paragraph" style:parent-style-name="lyt-blackandwhite_7e_LT_7e_Gliederung_20_3" style:default-outline-level="">
      <style:paragraph-properties fo:margin-left="15.46cm" fo:margin-right="0cm" fo:margin-top="0cm" fo:margin-bottom="17.628cm" loext:contextual-spacing="false" fo:text-indent="-29.789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Gliederung_20_5" style:display-name="lyt-blackandwhite~LT~Gliederung 5" style:family="paragraph" style:parent-style-name="lyt-blackandwhite_7e_LT_7e_Gliederung_20_4" style:default-outline-level="">
      <style:paragraph-properties fo:margin-left="33.726cm" fo:margin-right="0cm" fo:margin-top="0cm" fo:margin-bottom="8.74cm" loext:contextual-spacing="false" fo:text-indent="-29.789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Gliederung_20_6" style:display-name="lyt-blackandwhite~LT~Gliederung 6" style:family="paragraph" style:parent-style-name="lyt-blackandwhite_7e_LT_7e_Gliederung_20_5" style:default-outline-level="">
      <style:paragraph-properties fo:margin-left="23.218cm" fo:margin-right="0cm" fo:margin-top="0cm" fo:margin-bottom="8.74cm" loext:contextual-spacing="false" fo:text-indent="-29.789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Gliederung_20_7" style:display-name="lyt-blackandwhite~LT~Gliederung 7" style:family="paragraph" style:parent-style-name="lyt-blackandwhite_7e_LT_7e_Gliederung_20_6" style:default-outline-level="">
      <style:paragraph-properties fo:margin-left="41.483cm" fo:margin-right="0cm" fo:margin-top="0cm" fo:margin-bottom="8.74cm" loext:contextual-spacing="false" fo:text-indent="-29.789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Gliederung_20_8" style:display-name="lyt-blackandwhite~LT~Gliederung 8" style:family="paragraph" style:parent-style-name="lyt-blackandwhite_7e_LT_7e_Gliederung_20_7" style:default-outline-level="">
      <style:paragraph-properties fo:margin-left="30.951cm" fo:margin-right="0cm" fo:margin-top="0cm" fo:margin-bottom="8.74cm" loext:contextual-spacing="false" fo:text-indent="-29.789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Gliederung_20_9" style:display-name="lyt-blackandwhite~LT~Gliederung 9" style:family="paragraph" style:parent-style-name="lyt-blackandwhite_7e_LT_7e_Gliederung_20_8" style:default-outline-level="">
      <style:paragraph-properties fo:margin-left="49.218cm" fo:margin-right="0cm" fo:margin-top="0cm" fo:margin-bottom="8.74cm" loext:contextual-spacing="false" fo:text-indent="-29.789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Titel" style:display-name="lyt-blackandwhit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lackandwhite_7e_LT_7e_Untertitel" style:display-name="lyt-blackandwhite~LT~Untertitel" style:family="paragraph" style:default-outline-level="">
      <style:paragraph-properties fo:margin-left="0cm" fo:margin-right="0cm" fo:text-align="center" style:justify-single-word="false" fo:orphans="2" fo:widows="2" fo:text-indent="-0.6cm"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lackandwhite_7e_LT_7e_Notizen" style:display-name="lyt-blackandwhit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Tahoma" fo:font-family="Tahoma"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lackandwhite_7e_LT_7e_Hintergrundobjekte" style:display-name="lyt-blackandwhite~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blackandwhite_7e_LT_7e_Hintergrund" style:display-name="lyt-blackandwhit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ítulo_20_e_20_conteúdo_7e_LT_7e_Gliederung_20_1" style:display-name="Título e conteúdo~LT~Gliederung 1" style:family="paragraph" style:default-outline-level="">
      <style:paragraph-properties fo:margin-left="0cm" fo:margin-right="0cm" fo:margin-top="0cm" fo:margin-bottom="2.625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e_20_conteúdo_7e_LT_7e_Gliederung_20_2" style:display-name="Título e conteúdo~LT~Gliederung 2" style:family="paragraph" style:parent-style-name="Título_20_e_20_conteúdo_7e_LT_7e_Gliederung_20_1" style:default-outline-level="">
      <style:paragraph-properties fo:margin-left="0cm" fo:margin-right="0cm" fo:margin-top="0cm" fo:margin-bottom="2.097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Hindi" fo:font-family="'Lohit Hind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ítulo_20_e_20_conteúdo_7e_LT_7e_Gliederung_20_3" style:display-name="Título e conteúdo~LT~Gliederung 3" style:family="paragraph" style:parent-style-name="Título_20_e_20_conteúdo_7e_LT_7e_Gliederung_20_2" style:default-outline-level="">
      <style:paragraph-properties fo:margin-left="0cm" fo:margin-right="0cm" fo:margin-top="0cm" fo:margin-bottom="1.573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4" style:display-name="Título e conteúdo~LT~Gliederung 4" style:family="paragraph" style:parent-style-name="Título_20_e_20_conteúdo_7e_LT_7e_Gliederung_20_3" style:default-outline-level="">
      <style:paragraph-properties fo:margin-left="0cm" fo:margin-right="0cm" fo:margin-top="0cm" fo:margin-bottom="1.05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5" style:display-name="Título e conteúdo~LT~Gliederung 5" style:family="paragraph" style:parent-style-name="Título_20_e_20_conteúdo_7e_LT_7e_Gliederung_20_4" style:default-outline-level="">
      <style:paragraph-properties fo:margin-left="0cm" fo:margin-right="0cm" fo:margin-top="0cm" fo:margin-bottom="0.524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6" style:display-name="Título e conteúdo~LT~Gliederung 6" style:family="paragraph" style:parent-style-name="Título_20_e_20_conteúdo_7e_LT_7e_Gliederung_20_5" style:default-outline-level="">
      <style:paragraph-properties fo:margin-left="0cm" fo:margin-right="0cm" fo:margin-top="0cm" fo:margin-bottom="0.524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7" style:display-name="Título e conteúdo~LT~Gliederung 7" style:family="paragraph" style:parent-style-name="Título_20_e_20_conteúdo_7e_LT_7e_Gliederung_20_6" style:default-outline-level="">
      <style:paragraph-properties fo:margin-left="0cm" fo:margin-right="0cm" fo:margin-top="0cm" fo:margin-bottom="0.524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8" style:display-name="Título e conteúdo~LT~Gliederung 8" style:family="paragraph" style:parent-style-name="Título_20_e_20_conteúdo_7e_LT_7e_Gliederung_20_7" style:default-outline-level="">
      <style:paragraph-properties fo:margin-left="0cm" fo:margin-right="0cm" fo:margin-top="0cm" fo:margin-bottom="0.524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9" style:display-name="Título e conteúdo~LT~Gliederung 9" style:family="paragraph" style:parent-style-name="Título_20_e_20_conteúdo_7e_LT_7e_Gliederung_20_8" style:default-outline-level="">
      <style:paragraph-properties fo:margin-left="0cm" fo:margin-right="0cm" fo:margin-top="0cm" fo:margin-bottom="0.524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Titel" style:display-name="Título e conteúdo~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e_20_conteúdo_7e_LT_7e_Untertitel" style:display-name="Título e conteúd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e_20_conteúdo_7e_LT_7e_Notizen" style:display-name="Título e conteúd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Hindi" fo:font-family="'Lohit Hindi'"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e_20_conteúdo_7e_LT_7e_Hintergrundobjekte" style:display-name="Título e conteúdo~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ítulo_20_e_20_conteúdo_7e_LT_7e_Hintergrund" style:display-name="Título e conteúdo~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6:59:48</meta:creation-date>
    <dc:date>2016-12-02T14:06:40.418527583</dc:date>
    <meta:editing-duration>PT2H29M23S</meta:editing-duration>
    <meta:editing-cycles>8</meta:editing-cycles>
    <meta:generator>LibreOffice/5.1.4.2$Linux_X86_64 LibreOffice_project/10m0$Build-2</meta:generator>
    <meta:document-statistic meta:table-count="0" meta:image-count="0" meta:object-count="0" meta:page-count="1" meta:paragraph-count="11" meta:word-count="265" meta:character-count="1706" meta:non-whitespace-character-count="1451"/>
  </office:meta>
</office:document-meta>
</file>